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4">
      <style:text-properties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Default" style:data-style-name="N4"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order-top="thin solid #EEEEEC" fo:border-bottom="none" fo:border-left="thin solid #EEEEEC" fo:border-right="thin solid #EEEEEC" style:vertical-align="middle" fo:wrap-option="wra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Default" style:data-style-name="N4">
      <style:table-cell-properties fo:border-top="thin solid #EEEEEC" fo:border-bottom="none" fo:border-left="thin solid #EEEEEC" fo:border-right="thin solid #EEEEEC" style:vertical-align="middle" fo:wrap-option="wra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EEEEEC" fo:border-bottom="none" fo:border-left="none" fo:border-right="thin solid #EEEEEC" style:vertical-align="middle" fo:wrap-option="wra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EEEEEC" fo:border-left="thin solid #EEEEEC" fo:border-right="thin solid #EEEEEC"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4" style:family="table-cell" style:parent-style-name="Default" style:data-style-name="N4">
      <style:table-cell-properties fo:border-top="none" fo:border-bottom="thin solid #EEEEEC" fo:border-left="thin solid #EEEEEC" fo:border-right="thin solid #EEEEEC"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EEEEEC" fo:border-left="none" fo:border-right="thin solid #EEEEEC"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EEEEEC" fo:border-left="thin solid #EEEEEC" fo:border-right="thin solid #EEEEEC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fo:border-top="none" fo:border-bottom="thin solid #EEEEEC" fo:border-left="thin solid #EEEEEC" fo:border-right="thin solid #EEEEEC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8" style:family="table-cell" style:parent-style-name="Default" style:data-style-name="N4">
      <style:table-cell-properties fo:border-top="none" fo:border-bottom="thin solid #EEEEEC" fo:border-left="thin solid #EEEEEC" fo:border-right="thin solid #EEEEEC"/>
      <style:text-properties style:font-name="Calibri" style:font-name-asian="Calibri" style:font-name-complex="Calibri"/>
    </style:style>
    <style:style style:name="ce19" style:family="table-cell" style:parent-style-name="Default" style:data-style-name="N0">
      <style:table-cell-properties fo:border-top="none" fo:border-bottom="thin solid #EEEEEC" fo:border-left="none" fo:border-right="thin solid #EEEEEC"/>
      <style:text-properties style:font-name="Calibri" style:font-name-asian="Calibri" style:font-name-complex="Calibri"/>
    </style:style>
    <style:style style:name="ce20" style:family="table-cell" style:parent-style-name="Default" style:data-style-name="N0">
      <style:table-cell-properties fo:border="thin solid #EEEEEC"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21" style:family="table-cell" style:parent-style-name="Default" style:data-style-name="N0">
      <style:table-cell-properties fo:border="thin solid #EEEEEC"/>
      <style:text-properties style:font-name="Calibri" style:font-name-asian="Calibri" style:font-name-complex="Calibri"/>
    </style:style>
    <style:style style:name="ce22" style:family="table-cell" style:parent-style-name="Default" style:data-style-name="N0">
      <style:table-cell-properties fo:border="thin solid #EEEEEC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3" style:family="table-cell" style:parent-style-name="Default" style:data-style-name="N36">
      <style:table-cell-properties fo:border="thin solid #EEEEEC"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24" style:family="table-cell" style:parent-style-name="Default" style:data-style-name="N4">
      <style:table-cell-properties fo:border="thin solid #EEEEEC"/>
      <style:text-properties style:font-name="Calibri" style:font-name-asian="Calibri" style:font-name-complex="Calibri"/>
    </style:style>
    <style:style style:name="ce25" style:family="table-cell" style:parent-style-name="Default" style:data-style-name="N0">
      <style:table-cell-properties fo:border-top="thin solid #EEEEEC" fo:border-bottom="thin solid #EEEEEC" fo:border-left="none" fo:border-right="thin solid #EEEEEC"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26" style:family="table-cell" style:parent-style-name="Default" style:data-style-name="N0">
      <style:table-cell-properties fo:border-top="thin solid #EEEEEC" fo:border-bottom="thin solid #EEEEEC" fo:border-left="none" fo:border-right="thin solid #EEEEEC"/>
      <style:text-properties style:font-name="Calibri" style:font-name-asian="Calibri" style:font-name-complex="Calibri"/>
    </style:style>
    <style:style style:name="ce27" style:family="table-cell" style:parent-style-name="Default" style:data-style-name="N0">
      <style:table-cell-properties fo:border="thin solid #EEEEEC"/>
      <style:text-properties style:font-name="Calibri" style:font-name-asian="Calibri" style:font-name-complex="Calibri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EEEEEC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29" style:family="table-cell" style:parent-style-name="Default" style:data-style-name="N4">
      <style:table-cell-properties fo:border="thin solid #EEEEEC"/>
      <style:text-properties style:font-name="Calibri" style:font-name-asian="Calibri" style:font-name-complex="Calibri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3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3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56104166666667cm" style:use-optimal-column-width="true"/>
    </style:style>
    <style:style style:name="co2" style:family="table-column">
      <style:table-column-properties fo:break-before="auto" style:column-width="5.50333333333333cm"/>
    </style:style>
    <style:style style:name="co3" style:family="table-column">
      <style:table-column-properties fo:break-before="auto" style:column-width="4.365625cm" style:use-optimal-column-width="true"/>
    </style:style>
    <style:style style:name="co4" style:family="table-column">
      <style:table-column-properties fo:break-before="auto" style:column-width="4.18041666666667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619375cm"/>
    </style:style>
    <style:style style:name="co8" style:family="table-column">
      <style:table-column-properties fo:break-before="auto" style:column-width="2.936875cm"/>
    </style:style>
    <style:style style:name="co9" style:family="table-column">
      <style:table-column-properties fo:break-before="auto" style:column-width="2.88395833333333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9.3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31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sset_Register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2" table:default-cell-style-name="ce3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7"/>
        <table:table-column table:style-name="co6" table:number-columns-repeated="3" table:default-cell-style-name="ce7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46" table:default-cell-style-name="ce2"/>
        <table:table-column table:style-name="co10" table:number-columns-repeated="767" table:default-cell-style-name="ce1"/>
        <table:table-column table:style-name="co11" table:number-columns-repeated="15354" table:default-cell-style-name="ce1"/>
        <table:table-row table:style-name="ro1">
          <table:table-cell office:value-type="string" table:number-columns-spanned="16" table:number-rows-spanned="1" table:style-name="ce32">
            <text:p>ASSET REGISTER</text:p>
          </table:table-cell>
          <table:covered-table-cell table:number-columns-repeated="15"/>
          <table:table-cell table:number-columns-repeated="247" table:style-name="ce2"/>
          <table:table-cell table:number-columns-repeated="16121"/>
        </table:table-row>
        <table:table-row table:style-name="ro2">
          <table:table-cell table:number-columns-repeated="5" table:style-name="ce2"/>
          <table:table-cell table:style-name="ce3"/>
          <table:table-cell table:number-columns-repeated="257" table:style-name="ce2"/>
          <table:table-cell table:number-columns-repeated="16121"/>
        </table:table-row>
        <table:table-row table:style-name="ro2">
          <table:table-cell table:style-name="ce4"/>
          <table:table-cell office:value-type="string" table:style-name="ce5">
            <text:p>*ORGANISATION NAME*</text:p>
          </table:table-cell>
          <table:table-cell table:number-columns-repeated="2" table:style-name="ce5"/>
          <table:table-cell table:style-name="ce2"/>
          <table:table-cell table:style-name="ce3"/>
          <table:table-cell table:number-columns-repeated="4" table:style-name="ce2"/>
          <table:table-cell office:value-type="string" table:style-name="ce4">
            <text:p>Month:<text:s text:c="2"/></text:p>
          </table:table-cell>
          <table:table-cell office:value-type="string" table:style-name="ce6">
            <text:p>*MONTH*</text:p>
          </table:table-cell>
          <table:table-cell table:number-columns-repeated="2" table:style-name="ce7"/>
          <table:table-cell table:number-columns-repeated="2" table:style-name="ce6"/>
          <table:table-cell office:value-type="string" table:style-name="ce4">
            <text:p>Year:</text:p>
          </table:table-cell>
          <table:table-cell office:value-type="string" table:style-name="ce5">
            <text:p>*YEAR*</text:p>
          </table:table-cell>
          <table:table-cell table:number-columns-repeated="245" table:style-name="ce2"/>
          <table:table-cell table:number-columns-repeated="16121"/>
        </table:table-row>
        <table:table-row table:style-name="ro2">
          <table:table-cell table:number-columns-repeated="5" table:style-name="ce2"/>
          <table:table-cell table:style-name="ce3"/>
          <table:table-cell table:number-columns-repeated="6" table:style-name="ce2"/>
          <table:table-cell table:number-columns-repeated="4" table:style-name="ce7"/>
          <table:table-cell table:number-columns-repeated="247" table:style-name="ce2"/>
          <table:table-cell table:number-columns-repeated="16121"/>
        </table:table-row>
        <table:table-row table:style-name="ro3">
          <table:table-cell office:value-type="string" table:style-name="ce8">
            <text:p>Asset Number</text:p>
          </table:table-cell>
          <table:table-cell office:value-type="string" table:style-name="ce9">
            <text:p>Asset Name</text:p>
          </table:table-cell>
          <table:table-cell office:value-type="string" table:style-name="ce8">
            <text:p>Asset Description</text:p>
          </table:table-cell>
          <table:table-cell office:value-type="string" table:style-name="ce9">
            <text:p>Asset Type (Device/Sofware)</text:p>
          </table:table-cell>
          <table:table-cell office:value-type="string" table:style-name="ce9">
            <text:p>Model Number/Application Name (if relevant)</text:p>
          </table:table-cell>
          <table:table-cell office:value-type="string" table:style-name="ce9">
            <text:p>Serial/Version/Licence Number (if relevant)</text:p>
          </table:table-cell>
          <table:table-cell office:value-type="string" table:style-name="ce9">
            <text:p>Manufacturer Name</text:p>
          </table:table-cell>
          <table:table-cell office:value-type="string" table:style-name="ce9">
            <text:p>Vendor</text:p>
          </table:table-cell>
          <table:table-cell office:value-type="string" table:style-name="ce9">
            <text:p>Current Status</text:p>
          </table:table-cell>
          <table:table-cell office:value-type="string" table:style-name="ce8">
            <text:p>Asset Current location</text:p>
          </table:table-cell>
          <table:table-cell office:value-type="string" table:style-name="ce8">
            <text:p>Purchase</text:p>
          </table:table-cell>
          <table:table-cell office:value-type="string" table:style-name="ce10">
            <text:p>Purchase</text:p>
          </table:table-cell>
          <table:table-cell office:value-type="string" table:style-name="ce10">
            <text:p>Currency</text:p>
          </table:table-cell>
          <table:table-cell office:value-type="string" table:style-name="ce8">
            <text:p>Date last</text:p>
          </table:table-cell>
          <table:table-cell office:value-type="string" table:style-name="ce8">
            <text:p>Disposal</text:p>
          </table:table-cell>
          <table:table-cell office:value-type="string" table:style-name="ce8">
            <text:p>Who</text:p>
          </table:table-cell>
          <table:table-cell office:value-type="string" table:style-name="ce11">
            <text:p>Notes</text:p>
          </table:table-cell>
          <table:table-cell table:number-columns-repeated="246" table:style-name="ce9"/>
          <table:table-cell table:number-columns-repeated="16121" table:style-name="ce12"/>
        </table:table-row>
        <table:table-row table:style-name="ro2">
          <table:table-cell table:style-name="ce13"/>
          <table:table-cell table:number-columns-repeated="4" table:style-name="ce2"/>
          <table:table-cell table:style-name="ce3"/>
          <table:table-cell table:number-columns-repeated="2" table:style-name="ce2"/>
          <table:table-cell table:number-columns-repeated="2" table:style-name="ce13"/>
          <table:table-cell office:value-type="string" table:style-name="ce13">
            <text:p>Date</text:p>
          </table:table-cell>
          <table:table-cell office:value-type="string" table:style-name="ce14">
            <text:p>Price</text:p>
          </table:table-cell>
          <table:table-cell table:style-name="ce14"/>
          <table:table-cell office:value-type="string" table:style-name="ce13">
            <text:p>verified</text:p>
          </table:table-cell>
          <table:table-cell office:value-type="string" table:style-name="ce13">
            <text:p>Date</text:p>
          </table:table-cell>
          <table:table-cell office:value-type="string" table:style-name="ce13">
            <text:p>Disposed</text:p>
          </table:table-cell>
          <table:table-cell table:style-name="ce2"/>
          <table:table-cell table:style-name="ce15"/>
          <table:table-cell table:number-columns-repeated="245" table:style-name="ce2"/>
          <table:table-cell table:number-columns-repeated="16121"/>
        </table:table-row>
        <table:table-row table:number-rows-repeated="10" table:style-name="ro2">
          <table:table-cell table:number-columns-repeated="5" table:style-name="ce16"/>
          <table:table-cell table:style-name="ce17"/>
          <table:table-cell table:number-columns-repeated="3" table:style-name="ce16"/>
          <table:table-cell table:number-columns-repeated="3" table:style-name="ce18"/>
          <table:table-cell table:number-columns-repeated="3" table:style-name="ce16"/>
          <table:table-cell table:style-name="ce19"/>
          <table:table-cell table:number-columns-repeated="247" table:style-name="ce2"/>
          <table:table-cell table:number-columns-repeated="16121"/>
        </table:table-row>
        <table:table-row table:number-rows-repeated="3" table:style-name="ro2">
          <table:table-cell table:number-columns-repeated="5" table:style-name="ce16"/>
          <table:table-cell table:style-name="ce17"/>
          <table:table-cell table:number-columns-repeated="3" table:style-name="ce16"/>
          <table:table-cell table:number-columns-repeated="3" table:style-name="ce18"/>
          <table:table-cell table:number-columns-repeated="3" table:style-name="ce16"/>
          <table:table-cell table:style-name="ce19"/>
          <table:table-cell table:number-columns-repeated="16368"/>
        </table:table-row>
        <table:table-row table:number-rows-repeated="13" table:style-name="ro2">
          <table:table-cell table:style-name="ce20"/>
          <table:table-cell table:number-columns-repeated="4" table:style-name="ce21"/>
          <table:table-cell table:style-name="ce22"/>
          <table:table-cell table:number-columns-repeated="2" table:style-name="ce21"/>
          <table:table-cell table:style-name="ce23"/>
          <table:table-cell table:number-columns-repeated="3" table:style-name="ce24"/>
          <table:table-cell table:number-columns-repeated="3" table:style-name="ce20"/>
          <table:table-cell table:style-name="ce25"/>
          <table:table-cell table:number-columns-repeated="16368"/>
        </table:table-row>
        <table:table-row table:style-name="ro2">
          <table:table-cell table:number-columns-repeated="5" table:style-name="ce21"/>
          <table:table-cell table:style-name="ce22"/>
          <table:table-cell table:number-columns-repeated="3" table:style-name="ce21"/>
          <table:table-cell table:number-columns-repeated="3" table:style-name="ce24"/>
          <table:table-cell table:number-columns-repeated="3" table:style-name="ce21"/>
          <table:table-cell table:style-name="ce26"/>
          <table:table-cell table:number-columns-repeated="16368"/>
        </table:table-row>
        <table:table-row table:style-name="ro2">
          <table:table-cell table:style-name="ce21"/>
          <table:table-cell table:number-columns-repeated="4" table:style-name="ce27"/>
          <table:table-cell table:style-name="ce28"/>
          <table:table-cell table:number-columns-repeated="3" table:style-name="ce27"/>
          <table:table-cell table:number-columns-repeated="3" table:style-name="ce29"/>
          <table:table-cell table:number-columns-repeated="3" table:style-name="ce21"/>
          <table:table-cell table:style-name="ce26"/>
          <table:table-cell table:number-columns-repeated="1636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2"/>
          <table:table-cell office:value-type="string" table:style-name="ce30">
            <text:p>Prepared By:</text:p>
          </table:table-cell>
          <table:table-cell table:number-columns-repeated="3" table:style-name="ce30"/>
          <table:table-cell table:style-name="ce3"/>
          <table:table-cell table:number-columns-repeated="2" table:style-name="ce30"/>
          <table:table-cell table:style-name="ce2"/>
          <table:table-cell office:value-type="string" table:style-name="ce31">
            <text:p>Date:</text:p>
          </table:table-cell>
          <table:table-cell table:style-name="ce2"/>
          <table:table-cell table:style-name="ce7"/>
          <table:table-cell table:number-columns-repeated="251" table:style-name="ce2"/>
          <table:table-cell table:number-columns-repeated="16121"/>
        </table:table-row>
        <table:table-row table:number-rows-repeated="2" table:style-name="ro2">
          <table:table-cell table:style-name="ce2"/>
          <table:table-cell table:number-columns-repeated="4" table:style-name="ce30"/>
          <table:table-cell table:style-name="ce3"/>
          <table:table-cell table:number-columns-repeated="2" table:style-name="ce30"/>
          <table:table-cell table:style-name="ce2"/>
          <table:table-cell table:style-name="ce31"/>
          <table:table-cell table:style-name="ce2"/>
          <table:table-cell table:style-name="ce7"/>
          <table:table-cell table:number-columns-repeated="251" table:style-name="ce2"/>
          <table:table-cell table:number-columns-repeated="16121"/>
        </table:table-row>
        <table:table-row table:style-name="ro2">
          <table:table-cell table:style-name="ce2"/>
          <table:table-cell office:value-type="string" table:style-name="ce30">
            <text:p>Checked By:</text:p>
          </table:table-cell>
          <table:table-cell table:number-columns-repeated="3" table:style-name="ce30"/>
          <table:table-cell table:style-name="ce3"/>
          <table:table-cell table:number-columns-repeated="2" table:style-name="ce30"/>
          <table:table-cell table:style-name="ce2"/>
          <table:table-cell office:value-type="string" table:style-name="ce31">
            <text:p>Date:</text:p>
          </table:table-cell>
          <table:table-cell table:style-name="ce2"/>
          <table:table-cell table:style-name="ce7"/>
          <table:table-cell table:number-columns-repeated="251" table:style-name="ce2"/>
          <table:table-cell table:number-columns-repeated="16121"/>
        </table:table-row>
        <table:table-row table:number-rows-repeated="10485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 number:style="long"/>
      <number:text>/</number:text>
      <number:month number:style="long"/>
      <number:text>/</number:text>
      <number:year number:style="long"/>
    </number:date-style>
    <style:style style:name="_50_0_37__32_-_32_Accent1" style:display-name="20% - Accent1" style:family="table-cell" style:data-style-name="N0">
      <style:table-cell-properties style:vertical-align="automatic" fo:background-color="#C0C0C0"/>
      <style:text-properties style:font-name="Calibri" style:font-name-asian="Calibri" style:font-name-complex="Calibri" style:font-family-generic="swiss"/>
    </style:style>
    <style:style style:name="_50_0_37__32_-_32_Accent2" style:display-name="20% - Accent2" style:family="table-cell" style:data-style-name="N0">
      <style:table-cell-properties style:vertical-align="automatic" fo:background-color="#FF8080"/>
      <style:text-properties style:font-name="Calibri" style:font-name-asian="Calibri" style:font-name-complex="Calibri" style:font-family-generic="swiss"/>
    </style:style>
    <style:style style:name="_50_0_37__32_-_32_Accent3" style:display-name="20% - Accent3" style:family="table-cell" style:data-style-name="N0">
      <style:table-cell-properties style:vertical-align="automatic" fo:background-color="#FFFFCC"/>
      <style:text-properties style:font-name="Calibri" style:font-name-asian="Calibri" style:font-name-complex="Calibri" style:font-family-generic="swiss"/>
    </style:style>
    <style:style style:name="_50_0_37__32_-_32_Accent4" style:display-name="20% - Accent4" style:family="table-cell" style:data-style-name="N0">
      <style:table-cell-properties style:vertical-align="automatic" fo:background-color="#C0C0C0"/>
      <style:text-properties style:font-name="Calibri" style:font-name-asian="Calibri" style:font-name-complex="Calibri" style:font-family-generic="swiss"/>
    </style:style>
    <style:style style:name="_50_0_37__32_-_32_Accent5" style:display-name="20% - Accent5" style:family="table-cell" style:data-style-name="N0">
      <style:table-cell-properties style:vertical-align="automatic" fo:background-color="#CCFFFF"/>
      <style:text-properties style:font-name="Calibri" style:font-name-asian="Calibri" style:font-name-complex="Calibri" style:font-family-generic="swiss"/>
    </style:style>
    <style:style style:name="_50_0_37__32_-_32_Accent6" style:display-name="20% - Accent6" style:family="table-cell" style:data-style-name="N0">
      <style:table-cell-properties style:vertical-align="automatic" fo:background-color="#FFFFCC"/>
      <style:text-properties style:font-name="Calibri" style:font-name-asian="Calibri" style:font-name-complex="Calibri" style:font-family-generic="swiss"/>
    </style:style>
    <style:style style:name="_52_0_37__32_-_32_Accent1" style:display-name="40% - Accent1" style:family="table-cell" style:data-style-name="N0">
      <style:table-cell-properties style:vertical-align="automatic" fo:background-color="#C0C0C0"/>
      <style:text-properties style:font-name="Calibri" style:font-name-asian="Calibri" style:font-name-complex="Calibri" style:font-family-generic="swiss"/>
    </style:style>
    <style:style style:name="_52_0_37__32_-_32_Accent2" style:display-name="40% - Accent2" style:family="table-cell" style:data-style-name="N0">
      <style:table-cell-properties style:vertical-align="automatic" fo:background-color="#FF8080"/>
      <style:text-properties style:font-name="Calibri" style:font-name-asian="Calibri" style:font-name-complex="Calibri" style:font-family-generic="swiss"/>
    </style:style>
    <style:style style:name="_52_0_37__32_-_32_Accent3" style:display-name="40% - Accent3" style:family="table-cell" style:data-style-name="N0">
      <style:table-cell-properties style:vertical-align="automatic" fo:background-color="#FFFF99"/>
      <style:text-properties style:font-name="Calibri" style:font-name-asian="Calibri" style:font-name-complex="Calibri" style:font-family-generic="swiss"/>
    </style:style>
    <style:style style:name="_52_0_37__32_-_32_Accent4" style:display-name="40% - Accent4" style:family="table-cell" style:data-style-name="N0">
      <style:table-cell-properties style:vertical-align="automatic" fo:background-color="#C0C0C0"/>
      <style:text-properties style:font-name="Calibri" style:font-name-asian="Calibri" style:font-name-complex="Calibri" style:font-family-generic="swiss"/>
    </style:style>
    <style:style style:name="_52_0_37__32_-_32_Accent5" style:display-name="40% - Accent5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Accent6" style:display-name="40% - Accent6" style:family="table-cell" style:data-style-name="N0">
      <style:table-cell-properties style:vertical-align="automatic" fo:background-color="#FFFF99"/>
      <style:text-properties style:font-name="Calibri" style:font-name-asian="Calibri" style:font-name-complex="Calibri" style:font-family-generic="swiss"/>
    </style:style>
    <style:style style:name="_54_0_37__32_-_32_Accent1" style:display-name="60% - Accent1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Accent2" style:display-name="60% - Accent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Accent3" style:display-name="60% - Accent3" style:family="table-cell" style:data-style-name="N0">
      <style:table-cell-properties style:vertical-align="automatic" fo:background-color="#FFFF99"/>
      <style:text-properties fo:color="#FFFFFF" style:font-name="Calibri" style:font-name-asian="Calibri" style:font-name-complex="Calibri" style:font-family-generic="swiss"/>
    </style:style>
    <style:style style:name="_54_0_37__32_-_32_Accent4" style:display-name="60% - Accent4" style:family="table-cell" style:data-style-name="N0">
      <style:table-cell-properties style:vertical-align="automatic" fo:background-color="#C0C0C0"/>
      <style:text-properties fo:color="#FFFFFF" style:font-name="Calibri" style:font-name-asian="Calibri" style:font-name-complex="Calibri" style:font-family-generic="swiss"/>
    </style:style>
    <style:style style:name="_54_0_37__32_-_32_Accent5" style:display-name="60% - 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Accent6" style:display-name="60% - Accent6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1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Accent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Accent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Accent4" style:family="table-cell" style:data-style-name="N0">
      <style:table-cell-properties style:vertical-align="automatic" fo:background-color="#666699"/>
      <style:text-properties fo:color="#FFFFFF" style:font-name="Calibri" style:font-name-asian="Calibri" style:font-name-complex="Calibri" style:font-family-generic="swiss"/>
    </style:style>
    <style:style style:name="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Accent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Calculation" style:family="table-cell" style:data-style-name="N0">
      <style:table-cell-properties fo:border="thin solid #808080" style:vertical-align="automatic" fo:background-color="#FFFFFF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heck_32_Cell" style:display-name="Check Cell" style:family="table-cell" style:data-style-name="N0">
      <style:table-cell-properties fo:border="thin double #000000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planatory_32_Text" style:display-name="Explanatory Text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fo:border-top="none" fo:border-bottom="2pt solid #33CCCC" fo:border-left="none" fo:border-right="none" style:vertical-align="automatic" fo:background-color="transparent"/>
      <style:text-properties fo:color="#333399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fo:border-top="none" fo:border-bottom="2pt solid #C0C0C0" fo:border-left="none" fo:border-right="none" style:vertical-align="automatic" fo:background-color="transparent"/>
      <style:text-properties fo:color="#333399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Heading_32_3" style:display-name="Heading 3" style:family="table-cell" style:data-style-name="N0">
      <style:table-cell-properties fo:border-top="none" fo:border-bottom="thin solid #33CCCC" fo:border-left="none" fo:border-right="none" style:vertical-align="automatic" fo:background-color="transparent"/>
      <style:text-properties fo:color="#333399" style:font-name="Calibri" style:font-name-asian="Calibri" style:font-name-complex="Calibri" fo:font-weight="bold" style:font-weight-asian="bold" style:font-weight-complex="bold" style:font-family-generic="swiss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style:font-name="Calibri" style:font-name-asian="Calibri" style:font-name-complex="Calibri" fo:font-weight="bold" style:font-weight-asian="bold" style:font-weight-complex="bold" style:font-family-generic="swiss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put" style:family="table-cell" style:data-style-name="N0">
      <style:table-cell-properties fo:border="thin solid #808080" style:vertical-align="automatic" fo:background-color="#FFFF99"/>
      <style:text-properties fo:color="#333399" style:font-name="Calibri" style:font-name-asian="Calibri" style:font-name-complex="Calibri" style:font-family-generic="swiss"/>
    </style:style>
    <style:style style:name="Linked_32_Cell" style:display-name="Linked Cell" style:family="table-cell" style:data-style-name="N0">
      <style:table-cell-properties fo:border-top="none" fo:border-bottom="thin double #0000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C0C0C0" style:vertical-align="automatic" fo:background-color="#FFFFCC"/>
      <style:text-properties style:font-name="Calibri" style:font-name-asian="Calibri" style:font-name-complex="Calibri"/>
    </style:style>
    <style:style style:name="Output" style:family="table-cell" style:data-style-name="N0">
      <style:table-cell-properties fo:border="thin solid #333333" style:vertical-align="automatic" fo:background-color="#FFFFFF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itle" style:family="table-cell" style:data-style-name="N0">
      <style:table-cell-properties style:vertical-align="automatic" fo:background-color="transparent"/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CCCC" fo:border-bottom="thin double #000000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</office:styles>
  <office:automatic-styles>
    <style:page-layout style:name="pm1">
      <style:page-layout-properties fo:margin-top="0.82007874015748in" fo:margin-bottom="0.511811023622047in" fo:margin-left="0.490157480314961in" fo:margin-right="0.748031496062992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656299212598425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8pt" style:font-size-asian="8pt" style:font-size-complex="8pt"/>
    </style:style>
  </office:automatic-styles>
  <office:master-styles>
    <style:master-page style:name="mp1" style:page-layout-name="pm1">
      <style:header/>
      <style:header-left style:display="false"/>
      <style:header-first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Page</text:span><text:span text:style-name="T1"> </text:span><text:span text:style-name="T1"><text:page-number>1</text:page-number></text:span><text:span text:style-name="T1"><text:s/></text:span><text:span text:style-name="T1">of</text:span><text:span text:style-name="T1"><text:s/></text:span><text:span text:style-name="T1"><text:page-count>99</text:page-count></text:span></text:p>
        </style:region-center>
        <style:region-right>
          <text:p><text:span text:style-name="T1"><text:date>???</text:date></text:span><text:span text:style-name="T1">,</text:span><text:span text:style-name="T1"><text:s/></text:span><text:span text:style-name="T1"><text:time>???</text:time></text:span></text:p>
        </style:region-right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13</meta:generator>
    <dc:title/>
    <dc:description/>
    <dc:subject/>
    <meta:initial-creator/>
    <dc:creator>Justine Young</dc:creator>
    <meta:creation-date>2021-08-25T11:08:16Z</meta:creation-date>
    <dc:date>2022-03-22T10:17:55Z</dc:date>
    <meta:editing-cycles>1</meta:editing-cycles>
  </office:meta>
</office:document-meta>
</file>